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0.497cm"/>
    </style:style>
    <style:style style:name="co2" style:family="table-column">
      <style:table-column-properties fo:break-before="auto" style:column-width="0.66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10"/>
  </office:automatic-styles>
  <office:body>
    <office:spreadsheet>
      <table:calculation-settings table:automatic-find-labels="false" table:use-regular-expressions="false" table:use-wildcards="true"/>
      <table:table table:name="bottomup_stats2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SUM([.A$1:.A$1048576])" office:value-type="float" office:value="571" calcext:value-type="float">
            <text:p>571</text:p>
          </table:table-cell>
          <table:table-cell table:formula="of:=MAX([.A$1:.A$1048576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$1:.B$1048576])" office:value-type="float" office:value="4811" calcext:value-type="float">
            <text:p>4811</text:p>
          </table:table-cell>
          <table:table-cell table:formula="of:=MAX([.B$1:.B$1048576]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C$1:.C$1048576])" office:value-type="float" office:value="1172" calcext:value-type="float">
            <text:p>1172</text:p>
          </table:table-cell>
          <table:table-cell table:style-name="ce2" table:formula="of:=[.E5]/[.E3]" office:value-type="percentage" office:value="0.243608397422573" calcext:value-type="percentage">
            <text:p>24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B$1:.B$1048576])" office:value-type="float" office:value="1.10318734235267" calcext:value-type="float">
            <text:p>1.10318734235267</text:p>
          </table:table-cell>
          <table:table-cell table:formula="of:=AVERAGE([.A$1:.A$1048576])" office:value-type="float" office:value="0.130933272185279" calcext:value-type="float">
            <text:p>0.1309332721852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5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6-25T09:44:45.620234502</dc:date>
    <meta:editing-duration>PT46M55S</meta:editing-duration>
    <meta:editing-cycles>2</meta:editing-cycles>
    <meta:generator>LibreOffice/6.4.7.2$Linux_X86_64 LibreOffice_project/40$Build-2</meta:generator>
    <meta:document-statistic meta:table-count="1" meta:cell-count="13091" meta:object-count="0"/>
  </office:meta>
</office:document-meta>
</file>